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ize="10pt" fo:language="ru" fo:country="RU" officeooo:rsid="001933dd" officeooo:paragraph-rsid="001933dd" style:font-size-asian="10pt" style:font-size-complex="10pt"/>
    </style:style>
    <style:style style:name="P2" style:family="paragraph" style:parent-style-name="Standard" style:list-style-name="L1">
      <style:paragraph-properties style:writing-mode="lr-tb"/>
      <style:text-properties fo:font-size="10pt" fo:language="ru" fo:country="RU" officeooo:rsid="001933dd" officeooo:paragraph-rsid="001933dd" style:font-size-asian="10pt" style:font-size-complex="10pt"/>
    </style:style>
    <style:style style:name="P3" style:family="paragraph" style:parent-style-name="Standard" style:list-style-name="L1">
      <style:paragraph-properties style:writing-mode="lr-tb"/>
      <style:text-properties fo:font-size="10pt" fo:language="en" fo:country="US" officeooo:rsid="001933dd" officeooo:paragraph-rsid="001933dd" style:font-size-asian="10pt" style:font-size-complex="10pt"/>
    </style:style>
    <style:style style:name="P4" style:family="paragraph" style:parent-style-name="Standard" style:list-style-name="L1">
      <style:paragraph-properties style:writing-mode="lr-tb"/>
      <style:text-properties style:text-position="0% 100%" fo:font-size="10pt" fo:language="en" fo:country="US" officeooo:rsid="001933dd" officeooo:paragraph-rsid="001933dd" style:font-size-asian="10pt" style:font-size-complex="10pt"/>
    </style:style>
    <style:style style:name="P5" style:family="paragraph" style:parent-style-name="Standard">
      <style:paragraph-properties fo:break-before="page" style:writing-mode="lr-tb"/>
      <style:text-properties fo:font-size="10pt" fo:language="ru" fo:country="RU" officeooo:rsid="0018295d" officeooo:paragraph-rsid="0018295d" style:font-size-asian="10pt" style:font-size-complex="10pt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ференция СПИСОК-2016 прошла, а сборник материалов был издан при материальной и организационной поддержке спонсоров:</text:p>
      <text:p text:style-name="P1"/>
      <text:list xml:id="list716744163782299217" text:style-name="L1">
        <text:list-item>
          <text:p text:style-name="P2">Ланит-Терком</text:p>
        </text:list-item>
        <text:list-item>
          <text:p text:style-name="P3">EMC<text:span text:style-name="T1">2</text:span></text:p>
        </text:list-item>
        <text:list-item>
          <text:p text:style-name="P4">Digital Design</text:p>
        </text:list-item>
        <text:list-item>
          <text:p text:style-name="P4">Belka Soft</text:p>
        </text:list-item>
      </text:list>
      <text:p text:style-name="P5">Концевые выходные данны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3S</meta:editing-duration>
    <meta:editing-cycles>5</meta:editing-cycles>
    <meta:generator>LibreOffice/5.1.3.2$Windows_x86 LibreOffice_project/644e4637d1d8544fd9f56425bd6cec110e49301b</meta:generator>
    <dc:date>2016-12-10T12:40:19.575000000</dc:date>
    <meta:document-statistic meta:table-count="0" meta:image-count="0" meta:object-count="0" meta:page-count="2" meta:paragraph-count="6" meta:word-count="27" meta:character-count="186" meta:non-whitespace-character-count="169"/>
    <meta:user-defined meta:name="Info 1"/>
    <meta:user-defined meta:name="Info 2"/>
    <meta:user-defined meta:name="Info 3"/>
    <meta:user-defined meta:name="Info 4"/>
  </office:meta>
</office:document-meta>
</file>